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63cm"/>
    </style:style>
    <style:style style:name="co3" style:family="table-column">
      <style:table-column-properties fo:break-before="auto" style:column-width="3.052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3.17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9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4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7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7" style:family="table-cell" style:parent-style-name="Default" style:data-style-name="N37">
      <style:table-cell-properties fo:border-bottom="0.06pt solid #000000" fo:border-left="none" fo:border-right="none" fo:border-top="0.06pt solid #000000"/>
    </style:style>
    <style:style style:name="ce5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10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4" style:family="table-cell" style:parent-style-name="Default" style:data-style-name="N30">
      <style:table-cell-properties fo:border-bottom="0.06pt solid #000000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20220610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row table:style-name="ro1">
          <table:table-cell table:style-name="ce2" office:value-type="string" calcext:value-type="string">
            <text:p>Namen:</text:p>
          </table:table-cell>
          <table:table-cell table:style-name="ce3" office:value-type="string" calcext:value-type="string">
            <text:p>Birk Henrik</text:p>
          </table:table-cell>
          <table:table-cell table:style-name="ce3" office:value-type="string" calcext:value-type="string">
            <text:p>Eckerle Jan</text:p>
          </table:table-cell>
          <table:table-cell table:style-name="ce3" office:value-type="string" calcext:value-type="string">
            <text:p>Gegg Patrick</text:p>
          </table:table-cell>
          <table:table-cell table:style-name="ce17" office:value-type="date" office:date-value="2022-06-10" calcext:value-type="date">
            <text:p>10.06.22</text:p>
          </table:table-cell>
          <table:table-cell table:style-name="ce5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Ziel des heutigen Termins: (was möchten wir erreichen?)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9" office:value-type="string" calcext:value-type="string">
            <text:p>Methode für Randomzahlen programmier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Methode für Zufallsposition programmieren 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Assotiationen zwischen den Klassen implementier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Über SFML als Graphische Oberfläche informier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Testoberfläche erstell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Fehlerbehebung um das Programm testweise starten zu könn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4">
          <table:table-cell table:style-name="ce9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6" office:value-type="string" calcext:value-type="string">
            <text:p>Wie sind wir vorgegangen? Was haben wir gemacht (technisch)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9" office:value-type="string" calcext:value-type="string">
            <text:p>Fehlermeldungen gegoogled und behob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.cpp Dateien kompiliert und weitere Errorcodes behob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Über den This Zeiger informier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.h Dateien der Subklassen korrigier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Erstellung von dynamischen statt statischen Objekt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2">
          <table:table-cell table:style-name="ce9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14" office:value-type="string" calcext:value-type="string">
            <text:p>Erfolg:</text:p>
          </table:table-cell>
          <table:table-cell office:value-type="string" calcext:value-type="string">
            <text:p>Alle aktuellen Fehler behoben → Kompilierung</text:p>
          </table:table-cell>
          <table:table-cell table:number-columns-repeated="3"/>
          <table:table-cell table:style-name="ce10"/>
          <table:table-cell table:number-columns-repeated="1018"/>
        </table:table-row>
        <table:table-row table:style-name="ro2">
          <table:table-cell table:style-name="ce9"/>
          <table:table-cell office:value-type="string" calcext:value-type="string">
            <text:p>Erster Programmstart mit Demo-Gui</text:p>
          </table:table-cell>
          <table:table-cell table:number-columns-repeated="3"/>
          <table:table-cell table:style-name="ce10"/>
          <table:table-cell table:number-columns-repeated="1018"/>
        </table:table-row>
        <table:table-row table:style-name="ro2" table:number-rows-repeated="3">
          <table:table-cell table:style-name="ce9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6" office:value-type="string" calcext:value-type="string">
            <text:p>Reflexion: Traten Probleme auf? Welche? Wie lösen wir diese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9" office:value-type="string" calcext:value-type="string">
            <text:p>Error: Impliziete-Deklaration vom Gui-Konstruktor → Konstruktor in Gui.h Datei vergess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Error: Undefined Reference to … → Vermutung Make File erstell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9">
          <table:table-cell table:style-name="ce9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9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 office:value-type="string" calcext:value-type="string">
            <text:p>Wie machen wir weiter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9" office:value-type="string" calcext:value-type="string">
            <text:p>Über Makefile informieren und erstell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Spieler auf der Gui erstell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Bewegungen des Spielers implemetier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Unsicherheit über Assotiationen und Aggrekationen (Informieren)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6">
          <table:table-cell table:style-name="ce9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20520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row table:style-name="ro1">
          <table:table-cell table:style-name="ce2" office:value-type="string" calcext:value-type="string">
            <text:p>Namen:</text:p>
          </table:table-cell>
          <table:table-cell table:style-name="ce3" office:value-type="string" calcext:value-type="string">
            <text:p>Birk Henrik</text:p>
          </table:table-cell>
          <table:table-cell table:style-name="ce3" office:value-type="string" calcext:value-type="string">
            <text:p>Eckerle Jan</text:p>
          </table:table-cell>
          <table:table-cell table:style-name="ce3" office:value-type="string" calcext:value-type="string">
            <text:p>Gegg Patrick</text:p>
          </table:table-cell>
          <table:table-cell table:style-name="ce4" office:value-type="date" office:date-value="2022-05-20" calcext:value-type="date">
            <text:p>20.05.22</text:p>
          </table:table-cell>
          <table:table-cell table:style-name="ce5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Ziel des heutigen Termins: (was möchten wir erreichen?)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9" office:value-type="string" calcext:value-type="string">
            <text:p>Spielkonzepterstellung und eigene Features eingebau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UML Klassendiagramm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In Git einarbeit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Einarbeitung in Vererbung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Erstellung der benötigtten Objekte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Kommentieren der Methoden und Variabl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Tutorials zu C++ anschau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3">
          <table:table-cell table:style-name="ce9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6" office:value-type="string" calcext:value-type="string">
            <text:p>Wie sind wir vorgegangen? Was haben wir gemacht (technisch)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9" office:value-type="string" calcext:value-type="string">
            <text:p>Git Repository erstell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Klassendiagramm gezeichne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CPP und H Dateien angeleg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Klassen erstell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Variablen und Methoden angeleg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Vererbungshierarchie erstell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Kommentier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5">
          <table:table-cell table:style-name="ce9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6" office:value-type="string" calcext:value-type="string">
            <text:p>Reflexion: Traten Probleme auf? Welche? Wie lösen wir diese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9" office:value-type="string" calcext:value-type="string">
            <text:p>Vererbung hat Probleme gemacht. --&gt; Googl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Unwissenheit in Objektorientiertem pogrammier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Unwissenheit über benötigte Klassen und Method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8">
          <table:table-cell table:style-name="ce9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9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 office:value-type="string" calcext:value-type="string">
            <text:p>Wie machen wir weiter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9" office:value-type="string" calcext:value-type="string">
            <text:p>Teilweise, hat es sehr lange gedauer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Wir haben alle Ziele erreicht, auch wenn sie durch viel unwissenheit lange gedauert hab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8">
          <table:table-cell table:style-name="ce9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ufzettel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row table:style-name="ro1">
          <table:table-cell table:style-name="ce2" office:value-type="string" calcext:value-type="string">
            <text:p>Namen:</text:p>
          </table:table-cell>
          <table:table-cell table:style-name="ce3" office:value-type="string" calcext:value-type="string">
            <text:p>Birk Henrik</text:p>
          </table:table-cell>
          <table:table-cell table:style-name="ce3" office:value-type="string" calcext:value-type="string">
            <text:p>Eckerle Jan</text:p>
          </table:table-cell>
          <table:table-cell table:style-name="ce3" office:value-type="string" calcext:value-type="string">
            <text:p>Gegg Patrick</text:p>
          </table:table-cell>
          <table:table-cell table:style-name="ce3"/>
          <table:table-cell table:style-name="ce5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Ziel des heutigen Termins: (was möchten wir erreichen?)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 table:number-rows-repeated="10">
          <table:table-cell table:style-name="ce9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6" office:value-type="string" calcext:value-type="string">
            <text:p>Wie sind wir vorgegangen? Was haben wir gemacht (technisch)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 table:number-rows-repeated="12">
          <table:table-cell table:style-name="ce9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6" office:value-type="string" calcext:value-type="string">
            <text:p>Reflexion: Traten Probleme auf? Welche? Wie lösen wir diese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 table:number-rows-repeated="11">
          <table:table-cell table:style-name="ce9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9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 office:value-type="string" calcext:value-type="string">
            <text:p>Wie machen wir weiter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 table:number-rows-repeated="10">
          <table:table-cell table:style-name="ce9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0">00.00.0000</text:date>, <text:time style:data-style-name="N2" text:time-value="11:46:45.6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6.2$Windows_X86_64 LibreOffice_project/b0ec3a565991f7569a5a7f5d24fed7f52653d754</meta:generator>
    <meta:creation-date>2022-05-14T13:23:04Z</meta:creation-date>
    <dc:date>2022-06-10T12:16:00.784000000</dc:date>
    <meta:print-date>2022-05-20T12:43:49Z</meta:print-date>
    <meta:editing-cycles>31</meta:editing-cycles>
    <meta:editing-duration>PT1H37M15S</meta:editing-duration>
    <meta:document-statistic meta:table-count="3" meta:cell-count="71" meta:object-count="0"/>
  </office:meta>
</office:document-meta>
</file>